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8333in" fo:margin-left="-0.0271in" fo:margin-right="0.1188in" table:align="margins" style:shadow="none"/>
    </style:style>
    <style:style style:name="Table6.A" style:family="table-column">
      <style:table-column-properties style:column-width="6.8333in" style:rel-column-width="9840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1"><text:text-input text:description="">$expense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Cash 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ash 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Primary 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expense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2:01:59</dc:date>
    <meta:editing-duration>PT3H38M58S</meta:editing-duration>
    <meta:editing-cycles>101</meta:editing-cycles>
    <meta:document-statistic meta:table-count="5" meta:image-count="0" meta:object-count="0" meta:page-count="1" meta:paragraph-count="32" meta:word-count="41" meta:character-count="444"/>
  </office:meta>
</office:document-meta>
</file>